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8080" draw:textarea-horizontal-align="center" draw:textarea-vertical-align="middle"/>
    </style:style>
    <style:style style:name="gr3" style:family="graphic" style:parent-style-name="standard">
      <style:graphic-properties draw:fill-color="#ccffff" draw:textarea-horizontal-align="center" draw:textarea-vertical-align="middle"/>
    </style:style>
    <style:style style:name="gr4" style:family="graphic" style:parent-style-name="standard">
      <style:graphic-properties draw:fill-color="#ff9966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2" style:family="paragraph">
      <style:paragraph-properties fo:text-align="center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T1" style:family="text">
      <style:text-properties fo:font-family="楷体_GB2312" style:font-family-generic="modern" style:font-pitch="fixed" style:font-family-asian="楷体_GB2312" style:font-family-generic-asian="modern" style:font-pitch-asian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9" draw:layer="layout" svg:width="6cm" svg:height="2cm" svg:x="3.881cm" svg:y="0.419cm">
          <text:p text:style-name="P1">典型嵌入式操作系统</text:p>
        </draw:rect>
        <draw:rect draw:style-name="gr1" draw:text-style-name="P2" draw:id="id10" draw:layer="layout" svg:width="6cm" svg:height="2cm" svg:x="11.381cm" svg:y="0.419cm">
          <text:p text:style-name="P3"><text:span text:style-name="T1">嵌入式系统开发过程</text:span></text:p>
        </draw:rect>
        <draw:rect draw:style-name="gr1" draw:text-style-name="P2" draw:id="id8" draw:layer="layout" svg:width="5cm" svg:height="2cm" svg:x="15.036cm" svg:y="3.719cm">
          <text:p text:style-name="P3"><text:span text:style-name="T1">嵌入式系统简介</text:span></text:p>
        </draw:rect>
        <draw:rect draw:style-name="gr2" draw:text-style-name="P1" draw:id="id6" draw:layer="layout" svg:width="5cm" svg:height="2cm" svg:x="8.181cm" svg:y="4.919cm">
          <text:p text:style-name="P3"><text:span text:style-name="T1">嵌入式系统</text:span></text:p>
        </draw:rect>
        <draw:rect draw:style-name="gr3" draw:text-style-name="P1" draw:id="id5" draw:layer="layout" svg:width="5cm" svg:height="2cm" svg:x="14.881cm" svg:y="7.919cm">
          <text:p text:style-name="P3"><text:span text:style-name="T1">Linux</text:span><text:span text:style-name="T1">简介</text:span></text:p>
        </draw:rect>
        <draw:rect draw:style-name="gr3" draw:text-style-name="P1" draw:id="id1" draw:layer="layout" svg:width="5cm" svg:height="2cm" svg:x="0.881cm" svg:y="7.919cm">
          <text:p text:style-name="P3"><text:span text:style-name="T1">Linux</text:span><text:span text:style-name="T1">程序设计</text:span></text:p>
        </draw:rect>
        <draw:rect draw:style-name="gr3" draw:text-style-name="P1" draw:id="id3" draw:layer="layout" svg:width="5cm" svg:height="2cm" svg:x="0.881cm" svg:y="10.919cm">
          <text:p text:style-name="P3"><text:span text:style-name="T1">Linux</text:span><text:span text:style-name="T1">进程管理</text:span></text:p>
        </draw:rect>
        <draw:rect draw:style-name="gr3" draw:text-style-name="P1" draw:id="id11" draw:layer="layout" svg:width="5cm" svg:height="2cm" svg:x="8.181cm" svg:y="11.947cm">
          <text:p text:style-name="P3"><text:span text:style-name="T1">Linux</text:span><text:span text:style-name="T1">存储管理</text:span></text:p>
        </draw:rect>
        <draw:rect draw:style-name="gr3" draw:text-style-name="P1" draw:id="id4" draw:layer="layout" svg:width="5cm" svg:height="2cm" svg:x="14.881cm" svg:y="10.919cm">
          <text:p text:style-name="P3"><text:span text:style-name="T1">Linux</text:span><text:span text:style-name="T1">文件系统</text:span></text:p>
        </draw:rect>
        <draw:rect draw:style-name="gr1" draw:text-style-name="P2" draw:id="id7" draw:layer="layout" svg:width="5cm" svg:height="2cm" svg:x="0.781cm" svg:y="3.719cm">
          <text:p text:style-name="P3"><text:span text:style-name="T1">嵌入式系统</text:span><text:span text:style-name="T1">GUI</text:span></text:p>
        </draw:rect>
        <draw:rect draw:style-name="gr4" draw:text-style-name="P1" draw:id="id2" draw:layer="layout" svg:width="5.5cm" svg:height="2cm" svg:x="7.881cm" svg:y="7.919cm">
          <text:p text:style-name="P3"><text:span text:style-name="T1">嵌入式</text:span><text:span text:style-name="T1">Linux</text:span></text:p>
        </draw:rect>
        <draw:connector draw:style-name="gr5" draw:text-style-name="P4" draw:layer="layout" svg:x1="5.881cm" svg:y1="8.919cm" svg:x2="7.881cm" svg:y2="8.919cm" draw:start-shape="id1" draw:start-glue-point="1" draw:end-shape="id2" draw:end-glue-point="3">
          <text:p/>
        </draw:connector>
        <draw:connector draw:style-name="gr5" draw:text-style-name="P4" draw:layer="layout" draw:type="lines" draw:line-skew="0cm -0.5cm" svg:x1="5.881cm" svg:y1="11.919cm" svg:x2="10.631cm" svg:y2="9.919cm" draw:start-shape="id3" draw:start-glue-point="1" draw:end-shape="id2" draw:end-glue-point="2">
          <text:p/>
        </draw:connector>
        <draw:connector draw:style-name="gr5" draw:text-style-name="P4" draw:layer="layout" draw:type="lines" draw:line-skew="0cm -0.5cm" svg:x1="14.881cm" svg:y1="11.919cm" svg:x2="10.631cm" svg:y2="9.919cm" draw:start-shape="id4" draw:start-glue-point="3" draw:end-shape="id2" draw:end-glue-point="2">
          <text:p/>
        </draw:connector>
        <draw:connector draw:style-name="gr5" draw:text-style-name="P4" draw:layer="layout" draw:type="lines" svg:x1="14.881cm" svg:y1="8.919cm" svg:x2="13.381cm" svg:y2="8.919cm" draw:start-shape="id5" draw:start-glue-point="3" draw:end-shape="id2" draw:end-glue-point="1">
          <text:p/>
        </draw:connector>
        <draw:connector draw:style-name="gr5" draw:text-style-name="P4" draw:layer="layout" draw:type="lines" svg:x1="10.631cm" svg:y1="7.919cm" svg:x2="10.681cm" svg:y2="6.919cm" draw:start-shape="id2" draw:start-glue-point="0" draw:end-shape="id6" draw:end-glue-point="2">
          <text:p/>
        </draw:connector>
        <draw:connector draw:style-name="gr5" draw:text-style-name="P4" draw:layer="layout" draw:type="lines" svg:x1="8.181cm" svg:y1="5.919cm" svg:x2="5.781cm" svg:y2="4.719cm" draw:start-shape="id6" draw:start-glue-point="3" draw:end-shape="id7">
          <text:p/>
        </draw:connector>
        <draw:connector draw:style-name="gr5" draw:text-style-name="P4" draw:layer="layout" draw:type="lines" svg:x1="13.181cm" svg:y1="5.919cm" svg:x2="15.036cm" svg:y2="4.719cm" draw:start-shape="id6" draw:start-glue-point="1" draw:end-shape="id8" draw:end-glue-point="3">
          <text:p/>
        </draw:connector>
        <draw:connector draw:style-name="gr5" draw:text-style-name="P4" draw:layer="layout" draw:type="lines" draw:line-skew="-1cm 0.5cm" svg:x1="10.681cm" svg:y1="4.919cm" svg:x2="6.881cm" svg:y2="2.419cm" draw:start-shape="id6" draw:start-glue-point="0" draw:end-shape="id9" draw:end-glue-point="2">
          <text:p/>
        </draw:connector>
        <draw:connector draw:style-name="gr5" draw:text-style-name="P4" draw:layer="layout" draw:type="lines" draw:line-skew="-1cm 0.5cm" svg:x1="10.681cm" svg:y1="4.919cm" svg:x2="14.381cm" svg:y2="2.419cm" draw:start-shape="id6" draw:start-glue-point="0" draw:end-shape="id10" draw:end-glue-point="2">
          <text:p/>
        </draw:connector>
        <draw:connector draw:style-name="gr5" draw:text-style-name="P4" draw:layer="layout" svg:x1="10.681cm" svg:y1="11.947cm" svg:x2="10.631cm" svg:y2="9.919cm" draw:start-shape="id11" draw:start-glue-point="0" draw:end-shape="id2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1cm" fo:page-height="14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1-25T17:24:52</meta:creation-date>
    <dc:date>2007-11-25T21:17:45</dc:date>
    <dc:language>en-US</dc:language>
    <meta:editing-cycles>7</meta:editing-cycles>
    <meta:editing-duration>PT53M35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